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1162" officeooo:paragraph-rsid="00001162"/>
    </style:style>
    <style:style style:name="P2" style:family="paragraph" style:parent-style-name="Standard" style:list-style-name="L2">
      <style:text-properties fo:font-size="18pt" fo:font-weight="bold" officeooo:rsid="00001162" officeooo:paragraph-rsid="00001162" style:font-size-asian="18pt" style:font-weight-asian="bold" style:font-size-complex="18pt" style:font-weight-complex="bold"/>
    </style:style>
    <style:style style:name="P3" style:family="paragraph" style:parent-style-name="Standard" style:list-style-name="L2">
      <style:paragraph-properties fo:text-align="center" style:justify-single-word="false"/>
      <style:text-properties fo:font-size="18pt" fo:font-weight="bold" officeooo:rsid="001068b1" officeooo:paragraph-rsid="001068b1" style:font-size-asian="18pt" style:font-weight-asian="bold" style:font-size-complex="18pt" style:font-weight-complex="bold"/>
    </style:style>
    <style:style style:name="P4" style:family="paragraph" style:parent-style-name="Standard" style:list-style-name="L2">
      <style:text-properties fo:color="#000000" fo:font-size="18pt" fo:font-weight="bold" officeooo:rsid="00001162" officeooo:paragraph-rsid="00001162" style:font-size-asian="18pt" style:font-weight-asian="bold" style:font-size-complex="18pt" style:font-weight-complex="bold"/>
    </style:style>
    <style:style style:name="P5" style:family="paragraph" style:parent-style-name="Standard" style:list-style-name="L2">
      <style:text-properties fo:color="#000000" fo:font-size="18pt" fo:font-weight="bold" officeooo:rsid="00001162" officeooo:paragraph-rsid="000d1d5e" style:font-size-asian="18pt" style:font-weight-asian="bold" style:font-size-complex="18pt" style:font-weight-complex="bold"/>
    </style:style>
    <style:style style:name="P6" style:family="paragraph" style:parent-style-name="Standard">
      <style:text-properties fo:color="#000000" fo:font-size="12pt" fo:font-weight="normal" officeooo:rsid="0009eb60" officeooo:paragraph-rsid="0009eb60" style:font-size-asian="12pt" style:font-weight-asian="normal" style:font-size-complex="12pt" style:font-weight-complex="normal"/>
    </style:style>
    <style:style style:name="P7" style:family="paragraph" style:parent-style-name="Standard">
      <style:text-properties fo:color="#000000" fo:font-size="12pt" fo:font-weight="normal" officeooo:rsid="0009eb60" officeooo:paragraph-rsid="000ba238" style:font-size-asian="12pt" style:font-weight-asian="normal" style:font-size-complex="12pt" style:font-weight-complex="normal"/>
    </style:style>
    <style:style style:name="P8" style:family="paragraph" style:parent-style-name="Standard">
      <style:text-properties fo:color="#000000" fo:font-size="12pt" fo:font-weight="normal" officeooo:rsid="000e8ceb" officeooo:paragraph-rsid="000e8ceb" style:font-size-asian="12pt" style:font-weight-asian="normal" style:font-size-complex="12pt" style:font-weight-complex="normal"/>
    </style:style>
    <style:style style:name="P9" style:family="paragraph" style:parent-style-name="Standard">
      <style:text-properties fo:color="#000000" fo:font-size="12pt" fo:font-weight="normal" officeooo:rsid="000f4bfa" officeooo:paragraph-rsid="000f4bfa" style:font-size-asian="12pt" style:font-weight-asian="normal" style:font-size-complex="12pt" style:font-weight-complex="normal"/>
    </style:style>
    <style:style style:name="P10" style:family="paragraph" style:parent-style-name="Standard">
      <style:text-properties fo:color="#000000" fo:font-size="12pt" fo:font-weight="normal" officeooo:rsid="000f4bfa" officeooo:paragraph-rsid="001068b1" style:font-size-asian="12pt" style:font-weight-asian="normal" style:font-size-complex="12pt" style:font-weight-complex="normal"/>
    </style:style>
    <style:style style:name="P11" style:family="paragraph" style:parent-style-name="Standard">
      <style:text-properties fo:color="#000000" fo:font-size="12pt" fo:font-weight="normal" officeooo:rsid="00067f5c" officeooo:paragraph-rsid="000f4bfa" style:font-size-asian="12pt" style:font-weight-asian="normal" style:font-size-complex="12pt" style:font-weight-complex="normal"/>
    </style:style>
    <style:style style:name="P12" style:family="paragraph" style:parent-style-name="Standard">
      <style:text-properties fo:color="#000000" fo:font-size="12pt" fo:font-weight="normal" officeooo:rsid="001068b1" officeooo:paragraph-rsid="001068b1" style:font-size-asian="12pt" style:font-weight-asian="normal" style:font-size-complex="12pt" style:font-weight-complex="normal"/>
    </style:style>
    <style:style style:name="P13" style:family="paragraph" style:parent-style-name="Standard">
      <style:text-properties fo:color="#000000" fo:font-size="12pt" fo:font-weight="normal" officeooo:rsid="00141b43" officeooo:paragraph-rsid="00141b43" style:font-size-asian="12pt" style:font-weight-asian="normal" style:font-size-complex="12pt" style:font-weight-complex="normal"/>
    </style:style>
    <style:style style:name="P14" style:family="paragraph" style:parent-style-name="Standard" style:list-style-name="L4">
      <style:text-properties fo:color="#000000" fo:font-size="12pt" fo:font-weight="normal" officeooo:rsid="00141b43" officeooo:paragraph-rsid="00141b43" style:font-size-asian="12pt" style:font-weight-asian="normal" style:font-size-complex="12pt" style:font-weight-complex="normal"/>
    </style:style>
    <style:style style:name="P15" style:family="paragraph" style:parent-style-name="Standard">
      <style:text-properties fo:color="#000000" fo:font-size="12pt" fo:font-weight="normal" officeooo:rsid="00149d19" officeooo:paragraph-rsid="00149d19" style:font-size-asian="12pt" style:font-weight-asian="normal" style:font-size-complex="12pt" style:font-weight-complex="normal"/>
    </style:style>
    <style:style style:name="P16" style:family="paragraph" style:parent-style-name="Standard">
      <style:text-properties fo:color="#000000" fo:font-size="12pt" fo:font-weight="normal" officeooo:rsid="00149d19" officeooo:paragraph-rsid="0015e188" style:font-size-asian="12pt" style:font-weight-asian="normal" style:font-size-complex="12pt" style:font-weight-complex="normal"/>
    </style:style>
    <style:style style:name="P17" style:family="paragraph" style:parent-style-name="Standard">
      <style:text-properties fo:color="#000000" fo:font-size="12pt" fo:font-weight="normal" officeooo:rsid="00149d19" officeooo:paragraph-rsid="00176797" style:font-size-asian="12pt" style:font-weight-asian="normal" style:font-size-complex="12pt" style:font-weight-complex="normal"/>
    </style:style>
    <style:style style:name="P18" style:family="paragraph" style:parent-style-name="Standard">
      <style:text-properties fo:color="#000000" fo:font-size="12pt" fo:font-weight="normal" officeooo:rsid="0015e188" officeooo:paragraph-rsid="0015e188" style:font-size-asian="12pt" style:font-weight-asian="normal" style:font-size-complex="12pt" style:font-weight-complex="normal"/>
    </style:style>
    <style:style style:name="P19" style:family="paragraph" style:parent-style-name="Standard">
      <style:text-properties fo:color="#000000" fo:font-size="12pt" fo:font-weight="normal" officeooo:rsid="0015e188" officeooo:paragraph-rsid="00176797" style:font-size-asian="12pt" style:font-weight-asian="normal" style:font-size-complex="12pt" style:font-weight-complex="normal"/>
    </style:style>
    <style:style style:name="P20" style:family="paragraph" style:parent-style-name="Standard">
      <style:text-properties fo:color="#000000" fo:font-size="12pt" fo:font-weight="normal" officeooo:rsid="00176797" officeooo:paragraph-rsid="00176797" style:font-size-asian="12pt" style:font-weight-asian="normal" style:font-size-complex="12pt" style:font-weight-complex="normal"/>
    </style:style>
    <style:style style:name="P21" style:family="paragraph" style:parent-style-name="Standard">
      <style:text-properties fo:color="#000000" fo:font-size="12pt" fo:font-weight="normal" officeooo:rsid="001bf040" officeooo:paragraph-rsid="001bf040" style:font-size-asian="12pt" style:font-weight-asian="normal" style:font-size-complex="12pt" style:font-weight-complex="normal"/>
    </style:style>
    <style:style style:name="P22" style:family="paragraph" style:parent-style-name="Standard">
      <style:text-properties fo:color="#000000" fo:font-size="12pt" fo:font-weight="bold" officeooo:rsid="0019207a" officeooo:paragraph-rsid="0019207a" style:font-size-asian="12pt" style:font-weight-asian="bold" style:font-size-complex="12pt" style:font-weight-complex="bold"/>
    </style:style>
    <style:style style:name="P23" style:family="paragraph" style:parent-style-name="Standard">
      <style:text-properties fo:font-size="12pt" fo:font-weight="normal" officeooo:rsid="00001162" officeooo:paragraph-rsid="0001393e" style:font-size-asian="12pt" style:font-weight-asian="normal" style:font-size-complex="12pt" style:font-weight-complex="normal"/>
    </style:style>
    <style:style style:name="P24" style:family="paragraph" style:parent-style-name="Standard">
      <style:text-properties fo:font-size="12pt" fo:font-weight="normal" officeooo:rsid="00001162" officeooo:paragraph-rsid="0019ee98" style:font-size-asian="12pt" style:font-weight-asian="normal" style:font-size-complex="12pt" style:font-weight-complex="normal"/>
    </style:style>
    <style:style style:name="P25" style:family="paragraph" style:parent-style-name="Standard">
      <style:text-properties fo:font-size="12pt" fo:font-weight="normal" officeooo:rsid="0001393e" officeooo:paragraph-rsid="0001393e" style:font-size-asian="12pt" style:font-weight-asian="normal" style:font-size-complex="12pt" style:font-weight-complex="normal"/>
    </style:style>
    <style:style style:name="P26" style:family="paragraph" style:parent-style-name="Standard">
      <style:text-properties fo:font-size="12pt" fo:font-weight="normal" officeooo:rsid="0002055e" officeooo:paragraph-rsid="0002055e" style:font-size-asian="12pt" style:font-weight-asian="normal" style:font-size-complex="12pt" style:font-weight-complex="normal"/>
    </style:style>
    <style:style style:name="P27" style:family="paragraph" style:parent-style-name="Standard">
      <style:text-properties fo:font-size="12pt" fo:font-weight="normal" officeooo:rsid="00035e2d" officeooo:paragraph-rsid="000560a0" style:font-size-asian="12pt" style:font-weight-asian="normal" style:font-size-complex="12pt" style:font-weight-complex="normal"/>
    </style:style>
    <style:style style:name="P28" style:family="paragraph" style:parent-style-name="Standard">
      <style:text-properties fo:font-size="12pt" fo:font-weight="normal" officeooo:rsid="00052120" officeooo:paragraph-rsid="000ba238" style:font-size-asian="12pt" style:font-weight-asian="normal" style:font-size-complex="12pt" style:font-weight-complex="normal"/>
    </style:style>
    <style:style style:name="P29" style:family="paragraph" style:parent-style-name="Standard">
      <style:text-properties fo:font-size="12pt" fo:font-weight="normal" officeooo:rsid="00067f5c" officeooo:paragraph-rsid="0009eb60" style:font-size-asian="12pt" style:font-weight-asian="normal" style:font-size-complex="12pt" style:font-weight-complex="normal"/>
    </style:style>
    <style:style style:name="P30" style:family="paragraph" style:parent-style-name="Standard">
      <style:text-properties fo:font-size="12pt" fo:font-weight="normal" officeooo:rsid="00067f5c" officeooo:paragraph-rsid="001ab203" style:font-size-asian="12pt" style:font-weight-asian="normal" style:font-size-complex="12pt" style:font-weight-complex="normal"/>
    </style:style>
    <style:style style:name="P31" style:family="paragraph" style:parent-style-name="Standard">
      <style:text-properties fo:font-size="12pt" fo:font-weight="normal" officeooo:rsid="0008c485" officeooo:paragraph-rsid="0009b5c6" style:font-size-asian="12pt" style:font-weight-asian="normal" style:font-size-complex="12pt" style:font-weight-complex="normal"/>
    </style:style>
    <style:style style:name="P32" style:family="paragraph" style:parent-style-name="Standard">
      <style:text-properties fo:font-size="12pt" fo:font-weight="normal" officeooo:rsid="0008c485" officeooo:paragraph-rsid="0009eb60" style:font-size-asian="12pt" style:font-weight-asian="normal" style:font-size-complex="12pt" style:font-weight-complex="normal"/>
    </style:style>
    <style:style style:name="P33" style:family="paragraph" style:parent-style-name="Standard">
      <style:text-properties fo:font-size="12pt" fo:font-weight="normal" officeooo:rsid="0009eb60" officeooo:paragraph-rsid="0009eb60" style:font-size-asian="12pt" style:font-weight-asian="normal" style:font-size-complex="12pt" style:font-weight-complex="normal"/>
    </style:style>
    <style:style style:name="P34" style:family="paragraph" style:parent-style-name="Standard">
      <style:text-properties fo:font-size="12pt" fo:font-weight="normal" officeooo:rsid="0009eb60" officeooo:paragraph-rsid="000ba238" style:font-size-asian="12pt" style:font-weight-asian="normal" style:font-size-complex="12pt" style:font-weight-complex="normal"/>
    </style:style>
    <style:style style:name="P35" style:family="paragraph" style:parent-style-name="Standard">
      <style:text-properties fo:font-size="12pt" fo:font-weight="normal" officeooo:rsid="0009eb60" officeooo:paragraph-rsid="000d1d5e" style:font-size-asian="12pt" style:font-weight-asian="normal" style:font-size-complex="12pt" style:font-weight-complex="normal"/>
    </style:style>
    <style:style style:name="P36" style:family="paragraph" style:parent-style-name="Standard">
      <style:text-properties fo:font-size="12pt" fo:font-weight="normal" officeooo:rsid="000d1d5e" officeooo:paragraph-rsid="000d1d5e" style:font-size-asian="12pt" style:font-weight-asian="normal" style:font-size-complex="12pt" style:font-weight-complex="normal"/>
    </style:style>
    <style:style style:name="P37" style:family="paragraph" style:parent-style-name="Standard">
      <style:text-properties fo:font-size="12pt" fo:font-weight="normal" officeooo:rsid="000f4bfa" officeooo:paragraph-rsid="000f4bfa" style:font-size-asian="12pt" style:font-weight-asian="normal" style:font-size-complex="12pt" style:font-weight-complex="normal"/>
    </style:style>
    <style:style style:name="P38" style:family="paragraph" style:parent-style-name="Standard">
      <style:text-properties fo:font-size="12pt" fo:font-weight="normal" officeooo:rsid="001ab203" officeooo:paragraph-rsid="001ab203" style:font-size-asian="12pt" style:font-weight-asian="normal" style:font-size-complex="12pt" style:font-weight-complex="normal"/>
    </style:style>
    <style:style style:name="P39" style:family="paragraph" style:parent-style-name="Standard">
      <style:text-properties fo:color="#ff3333" fo:font-size="12pt" fo:font-weight="normal" officeooo:rsid="000d1d5e" officeooo:paragraph-rsid="000d1d5e" style:font-size-asian="12pt" style:font-weight-asian="normal" style:font-size-complex="12pt" style:font-weight-complex="normal"/>
    </style:style>
    <style:style style:name="P40" style:family="paragraph" style:parent-style-name="Standard">
      <style:text-properties fo:color="#ff3333" fo:font-size="12pt" fo:font-weight="normal" officeooo:rsid="000e8ceb" officeooo:paragraph-rsid="000e8ceb" style:font-size-asian="12pt" style:font-weight-asian="normal" style:font-size-complex="12pt" style:font-weight-complex="normal"/>
    </style:style>
    <style:style style:name="P41" style:family="paragraph" style:parent-style-name="Standard">
      <style:text-properties fo:color="#ff3333" fo:font-size="12pt" fo:font-weight="normal" officeooo:rsid="0015e188" officeooo:paragraph-rsid="0015e188" style:font-size-asian="12pt" style:font-weight-asian="normal" style:font-size-complex="12pt" style:font-weight-complex="normal"/>
    </style:style>
    <style:style style:name="P42" style:family="paragraph" style:parent-style-name="Standard">
      <style:text-properties fo:color="#ff3333" fo:font-size="12pt" fo:font-weight="normal" officeooo:rsid="00176797" officeooo:paragraph-rsid="00176797" style:font-size-asian="12pt" style:font-weight-asian="normal" style:font-size-complex="12pt" style:font-weight-complex="normal"/>
    </style:style>
    <style:style style:name="P43" style:family="paragraph" style:parent-style-name="Standard">
      <style:text-properties fo:color="#ff3333" fo:font-size="12pt" fo:font-weight="normal" officeooo:rsid="00149d19" officeooo:paragraph-rsid="00176797" style:font-size-asian="12pt" style:font-weight-asian="normal" style:font-size-complex="12pt" style:font-weight-complex="normal"/>
    </style:style>
    <style:style style:name="P44" style:family="paragraph" style:parent-style-name="Standard">
      <style:text-properties fo:color="#009900" fo:font-size="12pt" fo:font-style="italic" style:text-underline-style="none" fo:font-weight="normal" officeooo:rsid="00123c6a" officeooo:paragraph-rsid="00123c6a" style:font-size-asian="12pt" style:font-style-asian="italic" style:font-weight-asian="normal" style:font-size-complex="12pt" style:font-style-complex="italic" style:font-weight-complex="normal"/>
    </style:style>
    <style:style style:name="P45" style:family="paragraph" style:parent-style-name="Standard">
      <style:text-properties officeooo:rsid="00141b43" officeooo:paragraph-rsid="00141b43"/>
    </style:style>
    <style:style style:name="P46" style:family="paragraph" style:parent-style-name="Standard" style:list-style-name="L3">
      <style:text-properties officeooo:paragraph-rsid="00141b43"/>
    </style:style>
    <style:style style:name="T1" style:family="text">
      <style:text-properties fo:color="#666666" fo:font-style="italic" style:text-underline-style="solid" style:text-underline-width="auto" style:text-underline-color="font-color" officeooo:rsid="001068b1" style:font-style-asian="italic" style:font-style-complex="italic"/>
    </style:style>
    <style:style style:name="T2" style:family="text">
      <style:text-properties fo:color="#666666" style:text-underline-style="solid" style:text-underline-width="auto" style:text-underline-color="font-color" officeooo:rsid="00052120"/>
    </style:style>
    <style:style style:name="T3" style:family="text">
      <style:text-properties officeooo:rsid="0001393e"/>
    </style:style>
    <style:style style:name="T4" style:family="text">
      <style:text-properties fo:color="#ff3333"/>
    </style:style>
    <style:style style:name="T5" style:family="text">
      <style:text-properties fo:color="#ff3333" officeooo:rsid="0001393e"/>
    </style:style>
    <style:style style:name="T6" style:family="text">
      <style:text-properties fo:color="#ff3333" fo:font-weight="bold" officeooo:rsid="0001393e" style:font-weight-asian="bold" style:font-weight-complex="bold"/>
    </style:style>
    <style:style style:name="T7" style:family="text">
      <style:text-properties fo:color="#ff3333" officeooo:rsid="00052120"/>
    </style:style>
    <style:style style:name="T8" style:family="text">
      <style:text-properties fo:color="#ff3333" officeooo:rsid="000748d8"/>
    </style:style>
    <style:style style:name="T9" style:family="text">
      <style:text-properties fo:color="#ff3333" officeooo:rsid="0009b5c6"/>
    </style:style>
    <style:style style:name="T10" style:family="text">
      <style:text-properties fo:color="#ff3333" fo:font-size="14pt" fo:font-weight="bold" style:font-size-asian="14pt" style:font-weight-asian="bold" style:font-size-complex="14pt" style:font-weight-complex="bold"/>
    </style:style>
    <style:style style:name="T11" style:family="text">
      <style:text-properties fo:color="#ff3333" fo:font-size="14pt" fo:font-weight="bold" officeooo:rsid="000f4bfa" style:font-size-asian="14pt" style:font-weight-asian="bold" style:font-size-complex="14pt" style:font-weight-complex="bold"/>
    </style:style>
    <style:style style:name="T12" style:family="text">
      <style:text-properties fo:color="#ff3333" officeooo:rsid="00176797"/>
    </style:style>
    <style:style style:name="T13" style:family="text">
      <style:text-properties fo:font-weight="bold" style:font-weight-asian="bold" style:font-weight-complex="bold"/>
    </style:style>
    <style:style style:name="T14" style:family="text">
      <style:text-properties fo:font-weight="bold" officeooo:rsid="0015e188" style:font-weight-asian="bold" style:font-weight-complex="bold"/>
    </style:style>
    <style:style style:name="T15" style:family="text">
      <style:text-properties fo:font-weight="bold" officeooo:rsid="0019207a" style:font-weight-asian="bold" style:font-weight-complex="bold"/>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fo:font-weight="bold" officeooo:rsid="00001162" style:font-weight-asian="bold" style:font-weight-complex="bold"/>
    </style:style>
    <style:style style:name="T19" style:family="text">
      <style:text-properties fo:color="#000000" officeooo:rsid="0001393e"/>
    </style:style>
    <style:style style:name="T20" style:family="text">
      <style:text-properties fo:color="#000000" officeooo:rsid="00001162"/>
    </style:style>
    <style:style style:name="T21" style:family="text">
      <style:text-properties fo:color="#000000" fo:font-size="12pt" fo:font-weight="normal" officeooo:rsid="00141b43" style:font-size-asian="12pt" style:font-weight-asian="normal" style:font-size-complex="12pt" style:font-weight-complex="normal"/>
    </style:style>
    <style:style style:name="T22" style:family="text">
      <style:text-properties fo:color="#000000" officeooo:rsid="00037468"/>
    </style:style>
    <style:style style:name="T23" style:family="text">
      <style:text-properties fo:color="#000000" officeooo:rsid="00052120"/>
    </style:style>
    <style:style style:name="T24" style:family="text">
      <style:text-properties fo:color="#000000" officeooo:rsid="0002055e"/>
    </style:style>
    <style:style style:name="T25" style:family="text">
      <style:text-properties fo:color="#000000" officeooo:rsid="000560a0"/>
    </style:style>
    <style:style style:name="T26" style:family="text">
      <style:text-properties fo:color="#000000" officeooo:rsid="00067f5c"/>
    </style:style>
    <style:style style:name="T27" style:family="text">
      <style:text-properties fo:color="#000000" officeooo:rsid="000748d8"/>
    </style:style>
    <style:style style:name="T28" style:family="text">
      <style:text-properties fo:color="#000000" officeooo:rsid="0009b5c6"/>
    </style:style>
    <style:style style:name="T29" style:family="text">
      <style:text-properties fo:color="#000000" officeooo:rsid="0009eb60"/>
    </style:style>
    <style:style style:name="T30" style:family="text">
      <style:text-properties fo:color="#000000" officeooo:rsid="000ba238"/>
    </style:style>
    <style:style style:name="T31" style:family="text">
      <style:text-properties fo:color="#000000" officeooo:rsid="000ba238" style:font-size-asian="10.5pt"/>
    </style:style>
    <style:style style:name="T32" style:family="text">
      <style:text-properties fo:color="#000000" officeooo:rsid="000d1d5e"/>
    </style:style>
    <style:style style:name="T33" style:family="text">
      <style:text-properties fo:color="#000000" officeooo:rsid="000e8ceb"/>
    </style:style>
    <style:style style:name="T34" style:family="text">
      <style:text-properties fo:color="#000000" style:text-underline-style="solid" style:text-underline-width="auto" style:text-underline-color="font-color" officeooo:rsid="00052120"/>
    </style:style>
    <style:style style:name="T35" style:family="text">
      <style:text-properties fo:color="#000000" officeooo:rsid="0010e9e6"/>
    </style:style>
    <style:style style:name="T36" style:family="text">
      <style:text-properties fo:color="#000000" officeooo:rsid="001ab203"/>
    </style:style>
    <style:style style:name="T37" style:family="text">
      <style:text-properties officeooo:rsid="00052120"/>
    </style:style>
    <style:style style:name="T38" style:family="text">
      <style:text-properties officeooo:rsid="0009b5c6"/>
    </style:style>
    <style:style style:name="T39" style:family="text">
      <style:text-properties officeooo:rsid="000f4bfa"/>
    </style:style>
    <style:style style:name="T40" style:family="text">
      <style:text-properties officeooo:rsid="001068b1"/>
    </style:style>
    <style:style style:name="T41" style:family="text">
      <style:text-properties fo:color="#000099" fo:font-style="italic" style:text-underline-style="solid" style:text-underline-width="auto" style:text-underline-color="font-color" officeooo:rsid="001068b1" style:font-style-asian="italic" style:font-style-complex="italic"/>
    </style:style>
    <style:style style:name="T42" style:family="text">
      <style:text-properties officeooo:rsid="00141b43"/>
    </style:style>
    <style:style style:name="T43" style:family="text">
      <style:text-properties officeooo:rsid="00149d19"/>
    </style:style>
    <style:style style:name="T44" style:family="text">
      <style:text-properties officeooo:rsid="0015e188"/>
    </style:style>
    <style:style style:name="T45" style:family="text">
      <style:text-properties officeooo:rsid="00176797"/>
    </style:style>
    <style:style style:name="T46" style:family="text">
      <style:text-properties officeooo:rsid="0019207a"/>
    </style:style>
    <style:style style:name="T47" style:family="text">
      <style:text-properties officeooo:rsid="0019ee9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2201364831411293" text:style-name="L2">
        <text:list-header>
          <text:p text:style-name="P3">მე-6 დავალება</text:p>
        </text:list-header>
        <text:list-item>
          <text:p text:style-name="P2">account.h</text:p>
        </text:list-item>
        <text:list-item>
          <text:p text:style-name="P2">account.c </text:p>
          <text:p text:style-name="P2">-------------</text:p>
        </text:list-item>
        <text:list-item>
          <text:p text:style-name="P4">bank.h</text:p>
        </text:list-item>
        <text:list-item>
          <text:p text:style-name="P4">bank.c</text:p>
          <text:p text:style-name="P4">-------------</text:p>
        </text:list-item>
        <text:list-item>
          <text:p text:style-name="P5">report.h</text:p>
        </text:list-item>
        <text:list-item>
          <text:p text:style-name="P5">report.c</text:p>
          <text:p text:style-name="P5">--------------</text:p>
        </text:list-item>
        <text:list-item>
          <text:p text:style-name="P2">branch.h</text:p>
        </text:list-item>
        <text:list-item>
          <text:p text:style-name="P2">branch.c</text:p>
          <text:p text:style-name="P2">--------------</text:p>
        </text:list-item>
        <text:list-item>
          <text:p text:style-name="P2">teller.h</text:p>
        </text:list-item>
        <text:list-item>
          <text:p text:style-name="P2">teller.c</text:p>
        </text:list-item>
      </text:list>
      <text:p text:style-name="P1"/>
      <text:p text:style-name="P1">1) account.h</text:p>
      <text:p text:style-name="P1"/>
      <text:p text:style-name="P45">teller.c-ში კეთდება 3 ოპერაცია, შეტანა, გამოტანა და გადარიცხვა. ამ ოპერაციების შესრულებისას კოდის გარკვეული ნაწილების ატომურობაა დასაცავი. (teller.c-ში ავხსნით დაწვრილებით) ამას account <text:s/>და <text:s/>branch კლასებში <text:s/>ჩამატებული სემაფორებით უზრუნველვყოფთ. </text:p>
      <text:p text:style-name="P1"/>
      <text:p text:style-name="P24"><text:span text:style-name="T42">მივხედოთ account-ს. </text:span>თითოეული <text:s/>account-ისთვის გვჭირდება გარკვეული ინფორმაცია. <text:s/><text:span text:style-name="T47">მოცემული გვაქვს</text:span> ბალანსი თუ რა თანხაა მასზე <text:span text:style-name="T47">კონკრეტულ</text:span> მომენტში <text:span text:style-name="T3">(AccountAmount balance)</text:span>. <text:s/>გარდა ამისა <text:span text:style-name="T47">თითოეულ მათგანს აქვს უნიკალური რიცხვი (AccountNumber accountNumber).</text:span> ჩვენ<text:span text:style-name="T47">ი ძირითადი საქმე სინქრონიზაციის დაცვაა. ამისათვის გვჭირდება</text:span> <text:s/>account-<text:span text:style-name="T3">ების ზრდადობით და-Lock-ვა, <text:s/>ზრდადობის დასაცავად ამ უნიკალურ რიცხვებს გამოვიყენებთ. ხოლო თვითონ Lock-ები სტრუქტურაში ჩვენით უნდა ჩავამატოთ. მართალია <text:s/>Lock-ის მნიშვნელობა ან 0 იქნება ან 1, რისთვისაც ბინარული სემაფორა ანუ მუტექსი ზედგამოჭრილია, მაგრამ მე სემაფორების სინტაქსს პირადად უფრო გაჩვეული ვარ :)) მაშ ასე, </text:span>account-<text:span text:style-name="T3">ის სტრუქტურაში ჩავამატოთ <text:s/></text:span><text:span text:style-name="T6">sem_t accLock. </text:span><text:span text:style-name="T19">(ან </text:span><text:span text:style-name="T6">accLock-</text:span><text:span text:style-name="T19">ის მაგივრად</text:span><text:span text:style-name="T5"> </text:span><text:span text:style-name="T19"><text:s/>რაც გაგიხარდება, დაარქვი)</text:span></text:p>
      <text:p text:style-name="P23"/>
      <text:p text:style-name="P25"><text:span text:style-name="T16">2) <text:s/></text:span><text:span text:style-name="T20">account.</text:span><text:span text:style-name="T16">c</text:span></text:p>
      <text:p text:style-name="P25"/>
      <text:p text:style-name="P23"><text:span text:style-name="T16">account.h-</text:span><text:span text:style-name="T19">ში ჩამატებულ სემაფორას ინიციალიზაცია სჭირდება.</text:span></text:p>
      <text:p text:style-name="P26"><text:span text:style-name="T19">Account_Init-</text:span><text:span text:style-name="T16">ში </text:span><text:span text:style-name="T6">sem_init(&amp;(account-&gt;accLock), 0, 1);</text:span></text:p>
      <text:p text:style-name="P26"><text:span text:style-name="T19">ს</text:span><text:span text:style-name="T16">აწყისი მნიშვნელობით <text:s/>1 </text:span><text:span text:style-name="T36">ანუ თავიდან დალოქვა ყველას შეუძლია.</text:span></text:p>
      <text:p text:style-name="P26"><text:soft-page-break/></text:p>
      <text:p text:style-name="P26"><text:span text:style-name="T16">3) bank.h</text:span></text:p>
      <text:p text:style-name="P26"/>
      <text:p text:style-name="P28"><text:span text:style-name="T16">რეალურად </text:span><text:span text:style-name="T24">bank.h-</text:span><text:span text:style-name="T16">ში სინქრონიზაციის რა მექანიზმსაც ჩავდებთ, ყველა მათგანი გვჭირდება </text:span><text:span text:style-name="T31">რეპორტების</text:span><text:span text:style-name="T25"> გასაკეთებლად. </text:span><text:span text:style-name="T30">რეპორტი ორნაირია: </text:span><text:span text:style-name="T29">Report_Transfer-</text:span><text:span text:style-name="T30">ი, ყოველი ტრანსფერისას რომ კეთდება და </text:span><text:span text:style-name="T26">Report_DoReport-</text:span><text:span text:style-name="T29">ი, </text:span><text:span text:style-name="T30">რომელსაც დღის შესაჯერებლად მხოლოდ ერთი ვორქერი აკეთებს, რა თქმა უნდა, დღის ბოლოს</text:span><text:span text:style-name="T29">. </text:span><text:span text:style-name="T25">მირჩევნია აქვე ავხსნა </text:span><text:span text:style-name="T36">Report</text:span><text:span text:style-name="T25"> </text:span><text:span text:style-name="T30">კლას</text:span><text:span text:style-name="T25">ში რა სირთულეებს ვაწყდებით, რომელთა გასამკლავებლადაც </text:span><text:span text:style-name="T24">bank.h-</text:span><text:span text:style-name="T16">ში</text:span><text:span text:style-name="T25"> ეტაპობრივად მოგვიწევს ვამატოთ სემაფორები თუ სხვა მთვლელები.</text:span><text:span text:style-name="T35"> </text:span></text:p>
      <text:p text:style-name="P38"><text:span text:style-name="T35">ჩ</text:span><text:span text:style-name="T16">ვენი კოდის შესრულება რამდენიმე thread-ს ანუ worker-ს ერთდროულად უნდა შეეძლოს. რეპორტის კეთება კი ისეთი რამაა, რომელიც ატომური უნდა იყოს. ამიტომ <text:s/></text:span><text:span text:style-name="T29">Report_Transfer-</text:span><text:span text:style-name="T16">ს მთლიანად გავაატომურებთ, რომ ორი thread-ი ანუ worker-ი ერთდროულად ვერ ასრულებდეს, რაც არაა რთული, მაგრამ <text:s/></text:span><text:span text:style-name="T26">Report_DoReport-</text:span><text:span text:style-name="T16">თან საქმე ცოტა სხვანაირადაა. </text:span></text:p>
      <text:p text:style-name="P27"/>
      <text:p text:style-name="P30"><text:span text:style-name="T36">ვინაიდან დღის რეპორტი ერთადერთია,</text:span><text:span text:style-name="T30"> დღის ბოლოს მთლიანი </text:span><text:span text:style-name="T23">R</text:span><text:span text:style-name="T16">eport-ი უნდა გააკეთოს ანუ Report_DoReport-ში რაც წერია, ის უნდა შეასრულოს </text:span><text:span text:style-name="T17">მხოლოდ ერთმა</text:span><text:span text:style-name="T16"> </text:span><text:span text:style-name="T36">thread-მა/</text:span><text:span text:style-name="T16">worker-მა, მაგრამ თან თითოეულ <text:s/></text:span><text:span text:style-name="T36">thread-ს/</text:span><text:span text:style-name="T16">worker-ს </text:span><text:span text:style-name="T30">ყველა სხვა </text:span><text:span text:style-name="T16"><text:s/>საქმე დამთავრებული უნდა ჰქონდეს </text:span><text:span text:style-name="T36">ანუ ისინიც მოსულები უნდა იყვნენ </text:span><text:span text:style-name="T16">Report_DoReport-ამდე. ლოგიკური იქნება თუ დავუცდით ვორქერებს, აკეთონ თავიან-თავიანთი საქმე, თითოეული მათგანი დამოუკიდებლად საქმის დამთავრების შემდგომ გამოთქვამს </text:span><text:span text:style-name="T30">მზადყოფნას</text:span><text:span text:style-name="T16"> რეპორტის გასაკეთებლად, </text:span><text:span text:style-name="T30">მ</text:span><text:span text:style-name="T16">აგრამ ჩვენ ამის ნება მივცეთ მხოლოდ ბოლო ვორქერს. ამით უზრუნველვყოფთ რომ რეპორტის გარდა ყველა სხვა საქმე დასრულებული იქნება (რეპორტის გასაკეთებლად უკვე ყველა მოსულია) </text:span><text:span text:style-name="T27">და </text:span><text:span text:style-name="T30">ამ</text:span><text:span text:style-name="T27"> ბოლო მსურველს გავაკეთებინებთ რეპორტს.</text:span><text:span text:style-name="T16"> </text:span><text:span text:style-name="T30">ბოლოს მარტივად ვიცნობთ</text:span><text:span text:style-name="T27"> თუ დავითვლით რამდენმა მოაღწია </text:span><text:span text:style-name="T16">Report_DoReport-</text:span><text:span text:style-name="T30">ამდე</text:span><text:span text:style-name="T27">. </text:span><text:span text:style-name="T22">ინიციალიზაციისას <text:s/></text:span><text:span text:style-name="T20">bank.</text:span><text:span text:style-name="T18">c-</text:span><text:span text:style-name="T22">ში numBranches-ის გადრა ცალკე გადმოგვეცემა </text:span><text:span text:style-name="T23">int numWorkers</text:span><text:span text:style-name="T34"> </text:span><text:span text:style-name="T1">(აღნიშნავს, თუ რამდენი </text:span><text:span text:style-name="T41">thread-ი</text:span><text:span text:style-name="T1"> მუშაობს)</text:span><text:span text:style-name="T2">,</text:span><text:span text:style-name="T23"> </text:span><text:span text:style-name="T30">ამიტომ </text:span><text:span text:style-name="T24">bank.h-</text:span><text:span text:style-name="T23">ში სტრუქტურას number</text:span><text:span text:style-name="T27">Branches</text:span><text:span text:style-name="T23">-ის გარდა დავამატოთ </text:span><text:span text:style-name="T7">int numberWorkers</text:span><text:span text:style-name="T8">HasToFinish.</text:span><text:span text:style-name="T23"> </text:span><text:span text:style-name="T16">Report_DoReport-</text:span><text:span text:style-name="T27">ში შესვლისთანავე, (ან შესვლამდე, გააჩნია როგორ წერ) შეამცირებ </text:span><text:span text:style-name="T32">საწყისს რიცხვს და რომელსაც შემცირების შემდეგ 0-ის ტოლი დახვდება, ე.ი. ისაა ბოლო</text:span><text:span text:style-name="T27">. ეს შემცირებაც და იმის შემოწმებაც, ბოლო ვარ თუ არაო ერთ ოპერაციად ატომურად </text:span><text:span text:style-name="T32">უნდა</text:span><text:span text:style-name="T27"> იყოს. ამისთვის </text:span><text:span text:style-name="T24">bank.h-</text:span><text:span text:style-name="T23">ში სტრუქტურა</text:span><text:span text:style-name="T27">ში შემოვიტანოთ სემაფორა </text:span><text:span text:style-name="T8">sem_t forCheck</text:span><text:span text:style-name="T27">.</text:span></text:p>
      <text:p text:style-name="P31"><text:span text:style-name="T27">გ</text:span><text:span text:style-name="T16">არდა ამისა, რეპორტის გაკეთებას გარკვეული დრო მიაქვს. რეპორტს კი მხოლოდ ერთი ვორქერი აკეთებს, მაგრამ ამ დროის განმავლობაში დანარჩენ ვორქერებს სამუშაოს გაგრძელების უფლება ანუ მე-2 დღეზე გადასვლის ნება არ უნდა მივცეთ. ანუ უნდა შევძლოთ იმის გაგება, თუ როდის მთავრდება რეპორტი. </text:span><text:span text:style-name="T28">ყველა ვორქერის მზადყოფნა უნდაა ვიცოდეთ მეორე დღის დაწყებისთვის, რომელთაც რეპორტის მკეთებელი ვორქერი რეპორტის ბოლოს დართავს ნებას მეორე დღის საქმის დაწყებისათვის. </text:span><text:span text:style-name="T16"><text:s/></text:span><text:span text:style-name="T24">bank.h-</text:span><text:span text:style-name="T23">ში </text:span><text:span text:style-name="T28">დავამატოთ კიდევ ერთი</text:span><text:span text:style-name="T16"> სემაფორა </text:span><text:span text:style-name="T9">sem_t letMeStartNextDay</text:span><text:span text:style-name="T28">; </text:span><text:span text:style-name="T29">(რეალურად ვითვლით რამდენს უნდა ახალი დღის დაწყება და sem_post-ით გავზრდით <text:s/>იქამდე, რამდენისთვისაც ამის უფლების მიცემა გვენდომება, ამ შემთხვევაში როცა რეპორტი დასრულდება, ყველა მომლოდინესთვის), </text:span><text:span text:style-name="T28">ამას (numWorkers – 1) worker-ი დაა-wait-ებს და რეპორტის მკეთებელი ვორქერი (numWorkers – 1)-ხელ და-post-ავს ანუ გაზრდის, რომ თითო მომლოდინენ თითო აიღოს და ისევ 0 გახდეს <text:s/>letMeStartNextDay სემაფორა ანუ მე-2 დღეზე გადამსვლის მსურველთა რაოდენობა.</text:span></text:p>
      <text:p text:style-name="P33"><text:soft-page-break/><text:span text:style-name="T28">ს</text:span><text:span text:style-name="T16">ინქრონიზაციას საჭიროებს კიდევ ერთი მეთოდი Report_Transfer-ი. ეს მეთოდი მთლიანად ატომური უნდა იყოს. ამის bank.h-ი ერთი სემაფორის დამატებით უზრუნველვყოფთ. მაგალითად: </text:span><text:span text:style-name="T4">sem_t lockForReportTransfer</text:span><text:span text:style-name="T16">;</text:span></text:p>
      <text:p text:style-name="P33"><text:span text:style-name="T16">ე.ი. bank.h-ის სტრუქტურაში ჩავამატეთ:</text:span></text:p>
      <text:p text:style-name="P29"><text:span text:style-name="T7">int numberWorkers</text:span><text:span text:style-name="T8">HasToFinish</text:span><text:span text:style-name="T23">,</text:span></text:p>
      <text:p text:style-name="P29"><text:span text:style-name="T8">sem_t forCheck</text:span><text:span text:style-name="T27">,</text:span></text:p>
      <text:p text:style-name="P32"><text:span text:style-name="T9">sem_t letMeStartNextDay</text:span><text:span text:style-name="T28">,</text:span></text:p>
      <text:p text:style-name="P33"><text:span text:style-name="T9">sem_t lockForReportTransfer</text:span><text:span text:style-name="T28">.</text:span></text:p>
      <text:p text:style-name="P33"/>
      <text:p text:style-name="P6"><text:span text:style-name="T38">4</text:span>) bank.c</text:p>
      <text:p text:style-name="P34"><text:span text:style-name="T16">ინიციალიზაცია გავუკეთოთ ყველაფერს, რაც bank.h-ის სტრუქტურაში ჩავამატეთ.</text:span></text:p>
      <text:p text:style-name="P7"><text:span text:style-name="T9"><text:s/>bank-&gt; </text:span><text:span text:style-name="T7">numberWorkers</text:span><text:span text:style-name="T8">HasToFinish</text:span><text:span text:style-name="T9"> = numWorkers;</text:span> <text:s/></text:p>
      <text:p text:style-name="P33"><text:span text:style-name="T9"><text:s/>sem_init(&amp;(bank-&gt;</text:span><text:span text:style-name="T8">forCheck</text:span><text:span text:style-name="T9">), 0, 1); </text:span><text:span text:style-name="T30">1 იმიტომ, რომ ნებისმიერს შუძლია შემოწმების დაწყება.</text:span></text:p>
      <text:p text:style-name="P33"><text:span text:style-name="T9"><text:s/>sem_init(&amp;(bank-&gt;letMeStartNextDay), 0, 0); </text:span><text:span text:style-name="T30">ჯერ არავის სურს მომდევნო დღეზე გადასვლა</text:span></text:p>
      <text:p text:style-name="P35"><text:span text:style-name="T9"><text:s/>sem_init(&amp;(bank-&gt;lockForReportTransfer), 0, 1); </text:span><text:span text:style-name="T16">Report_Transfer-ი</text:span><text:span text:style-name="T30">ს შესრულების გაატომურებისათვის.</text:span></text:p>
      <text:p text:style-name="P34"/>
      <text:p text:style-name="P36"><text:span text:style-name="T30">5</text:span><text:span text:style-name="T16">) report.h</text:span></text:p>
      <text:p text:style-name="P36"><text:span text:style-name="T16"/></text:p>
      <text:p text:style-name="P36"><text:span text:style-name="T16">აქ არაფრის შეცვლაა საჭირო</text:span></text:p>
      <text:p text:style-name="P36"><text:span text:style-name="T16"/></text:p>
      <text:p text:style-name="P36"><text:span text:style-name="T16">6) report.c</text:span></text:p>
      <text:p text:style-name="P36"/>
      <text:p text:style-name="P36"><text:span text:style-name="T16">bank.h-ში ჩამატებული სემაფორები და მთვლელები <text:s/>გამოვიყენოთ.</text:span></text:p>
      <text:p text:style-name="P36"><text:span text:style-name="T16">ჯერ Report_Transfer-ის გააატომურება გვჭირდება. უმარტივესი საქმეა მთლიანი მეთოდის გაატომურება. პირველივე ხაზზე სემაფორა <text:s/></text:span><text:span text:style-name="T9">lockForReportTransfer </text:span><text:span text:style-name="T16">შევამციროთ:</text:span></text:p>
      <text:p text:style-name="P39">sem_wait(&amp;(bank-&gt;<text:span text:style-name="T38">lockForReportTransfer</text:span>));</text:p>
      <text:p text:style-name="P36"><text:span text:style-name="T16">და ბოლო ხაზზე და ყველგან, სადაც მეთოდი დასრულდება (ანუ return სადაც უწერია, და-return-ებამდე ანუ return-ების წინა ხაზებზე (</text:span><text:span text:style-name="T33">4</text:span><text:span text:style-name="T16">-გან წერია return-ი და არ გამოგვრჩეს, თორემ სხვა ტრანსფერის რეპორტები ვეღარ გაკეთდება) გავზარდოთ სემაფორა ანუ სხვასაც მივცეთ ტრანსფერის </text:span><text:span text:style-name="T33">შესახებ რეპორტის გაკეთების</text:span><text:span text:style-name="T16"> საშუალება: </text:span></text:p>
      <text:p text:style-name="P40">sem_post(&amp;(bank-&gt;<text:span text:style-name="T38">lockForReportTransfer</text:span>));</text:p>
      <text:p text:style-name="P8">ამ მეთოდში ჩვენი გასაკეთებელი მეტი არაფერია.</text:p>
      <text:p text:style-name="P8">გადავიდეთ Report_DoReport ანუ დღის ბოლოს ერთი დიდი რეპორტის მოგვარებაზე. </text:p>
      <text:p text:style-name="P8">Report_DoReport -ის მთავარი იდეა ისაა, რომ აქამდე უნდა მოვიდეს ყველა ვორქერი, <text:s/>მხოლოდ ერთმა გააკეთოს DoReport-ი და ამ დროს ყველა დანარჩენი იყოს გაჩერებული, ხოლო Report_DoReport-ის დამთავრებისას იმ ერთმა ყველა სხვა “გაუშვას”.</text:p>
      <text:p text:style-name="P8">შემოვედით მეთოდში, დავაფიქსიროთ შემოსვლა ატომურად:</text:p>
      <text:p text:style-name="P9">sem_wait(&amp;(bank-&gt;forCheck));</text:p>
      <text:p text:style-name="P11"><text:span text:style-name="T37">numberWorkersHasToFinish--;</text:span></text:p>
      <text:p text:style-name="P9">და აქვე, ჯამში რომ ატომურად გამოვიდეს შევამოწმოთ ბოლო თუ ვართ ანუ </text:p>
      <text:p text:style-name="P9">if(<text:span text:style-name="T37">numberWorkersHasToFinish </text:span>== 0) გავაგრძელოთ საქმე, თუ არა და</text:p>
      <text:p text:style-name="P9">else { <text:s text:c="2"/>შემოწმების საშუალება სხვასაც მივცეთ ანუ</text:p>
      <text:p text:style-name="P9"><text:soft-page-break/>sem_post(&amp;(bank-&gt;forCheck));</text:p>
      <text:p text:style-name="P37"><text:span text:style-name="T30">დ</text:span><text:span text:style-name="T16">ა გამოთქვათ მზადყოფნა მე-2 დღის დაწყებისათვის</text:span></text:p>
      <text:p text:style-name="P9">sem_wait(&amp;(bank-&gt;<text:span text:style-name="T38">letMeStartNextDay</text:span>));</text:p>
      <text:p text:style-name="P9">}</text:p>
      <text:p text:style-name="P9">შევამჩნიოთ, რომ ბოლო ვორქერს, რომელიც შესაბამისად ახლა else-ში <text:s/><text:span text:style-name="T38">letMeStartNextDay </text:span>სემაფორის გაზრდას არ უცდის გამზადებული საქმის გარდა ახლა დამატებით ევალება ამ მომლოდინეთა გათავისუფლება ანუ გამოსვლამდე</text:p>
      <text:p text:style-name="P10">(numWorkers<text:span text:style-name="T10">-1</text:span>)-ჯერ უნდა გაზარდოს <text:s/><text:span text:style-name="T38">letMeStartNextDay </text:span>სემაფორა, </text:p>
      <text:p text:style-name="P12">(for ან while ციკლში იძახოს sem_post(&amp;(bank-&gt;letMeStartNextDay)) ) <text:span text:style-name="T39">(</text:span>((<text:span text:style-name="T39">numWorkers</text:span><text:span text:style-name="T11">-1</text:span><text:span text:style-name="T39">)-ჯერ</text:span>)))</text:p>
      <text:p text:style-name="P10">რათა ყველა გაუშვას. <text:span text:style-name="T13">არ დაგვავიწყდეს, (!!!!) </text:span>გამოსვლა ანუ და-return-ება რამდენიმე ადგილას ხდება და <text:span text:style-name="T13">თითოეულ</text:span> ადგილას გააღვიძოს სხვები, რომელი return-იდანაც არ უნდა გამოდიოდეს, დანარჩენები გამოსვლის წინ მაინც უნდა გააღვიძოს. გამოსვლისთანავა <text:span text:style-name="T13">ასევე</text:span> <text:span text:style-name="T40">უნდა აღნიშნოს რომ დღის საქმე კვლავ ყველა ვორქერს თავიდან აქვს გასაკეთებელი</text:span></text:p>
      <text:p text:style-name="P10">bank-&gt; <text:span text:style-name="T37">numberWorkersHasToFinish</text:span> = numWorkers;</text:p>
      <text:p text:style-name="P12">და <text:span text:style-name="T13">ასევე </text:span>ყველა გამოსვლამდე (ან თავიდანვე, იმიტომ რომ დანარჩენები მაინც გაჭედილები არიან letMeStartNextDay სემაფორაზე) შემოწმების სემაფორა გაათავისუფლოს</text:p>
      <text:p text:style-name="P12">sem_post(&amp;(bank-&gt;forCheck)); თორემ მე-2 დღეს ვეღარავინ ვერაფერს შეამოწმებს და მომავალი დღის საბოლოო რეპორტი აღარ იქნება.</text:p>
      <text:p text:style-name="P12"/>
      <text:p text:style-name="P44">რეალურად ორივე მეთოდში workerNum რომ გადმოგვეცემა ეგ მიგვითითებს thread-ის სახელზე, (thread-ებს ინიციალიზაციისას მე-3 არგუმენტად გადანომრვით მიენიჭებათ რიცხვები, ამ კოდში 0-დან numWorkers-ებამდე) ხო და ბოლო ვორქერის მაგივრად შეგვიძლია thread 0-ს ვაკეთებინოთ რეპორტი ყოველთვის, რა თქმა უნდა სხვა ვორქერებიც/thread-ები რომ დაამთავრებენ თავ-თავიანთ საქმეს.</text:p>
      <text:p text:style-name="P12"/>
      <text:p text:style-name="P12">6) branch.h</text:p>
      <text:p text:style-name="P13">როგორც accoun.h-ში, ასევე აქ უბრალოდ ერთი სემაფორა ეყოფა სინქრონიზაციისთვის.</text:p>
      <text:p text:style-name="P13">sem_t branchLock;</text:p>
      <text:p text:style-name="P13"/>
      <text:p text:style-name="P13">7) branch.c</text:p>
      <text:p text:style-name="P13"/>
      <text:p text:style-name="P13">დამატებულის ინიციალიზაცია</text:p>
      <text:p text:style-name="P13"><text:s/>sem_init(&amp;(branch-&gt;branchLock), 0, 1); <text:s/>1 რათა თავიდან ნებისმიერს შეეძლოს დალოქვა.</text:p>
      <text:p text:style-name="P13"/>
      <text:p text:style-name="P13">8) teller.h</text:p>
      <text:p text:style-name="P13"/>
      <text:p text:style-name="P13">აქ არაფერი</text:p>
      <text:p text:style-name="P13"/>
      <text:p text:style-name="P13">9) teller.c</text:p>
      <text:p text:style-name="P13"/>
      <text:list xml:id="list347315192221947231" text:style-name="L3">
        <text:list-item>
          <text:p text:style-name="P46"><text:span text:style-name="T21">Teller_DoWithdraw-ში ბალანსის შემოწმებისა და შემცირების მომენტები ერთად უნდა იყოს ატომური. ამიტომ შემოწმებამდე დავლოქოთ account-იც </text:span><text:soft-page-break/><text:span text:style-name="T21">და branch-იც:</text:span></text:p>
        </text:list-item>
      </text:list>
      <text:p text:style-name="P13"><text:s/>sem_wait(&amp;(account-&gt;accLock)); <text:s/></text:p>
      <text:p text:style-name="P13"><text:s/>sem_wait(&amp;(bank-&gt;branches[branchID].branchLock));</text:p>
      <text:p text:style-name="P13">შევამოწმოთ საკმარისი თანხა თუა. თუ საკმარისი არ აღმოჩნდა სემაფორები გავზარდოთ და დავ-return-დეთ:</text:p>
      <text:p text:style-name="P13"><text:s text:c="4"/>sem_post (&amp;(account-&gt;accLock));</text:p>
      <text:p text:style-name="P13"><text:s text:c="4"/>sem_post(&amp;(bank-&gt;branches[branchID].branchLock));</text:p>
      <text:p text:style-name="P13"><text:s text:c="4"/>return ERROR_INSUFFICIENT_FUNDS;</text:p>
      <text:p text:style-name="P13">ხოლო თუ საკმარისი აღმოჩნდა, ჯერ ბალანსი შევამციროთ, </text:p>
      <text:p text:style-name="P13"><text:s/>Account_Adjust(bank,account, -amount, 1);</text:p>
      <text:p text:style-name="P13">მერე სემაფორები გავზარდოთ და ამ შემთხვევაში წარმატებით დავ-return-დეთ.</text:p>
      <text:p text:style-name="P13">return ERROR_SUCCESS;</text:p>
      <text:list xml:id="list1801667355662130046" text:style-name="L4">
        <text:list-item>
          <text:p text:style-name="P14">Teller_DoDeposit-ში ატომური გვინდა იყოს ბალანსის გაზრდის ოპერაცია.</text:p>
          <text:p text:style-name="P14">Teller_DoWithdraw-გან განსხვავებული ისაა, რომ საწყისი ბალანსის საკმარისობის შემოწმება არ გვჭირდება და Account_Adjust(bank,account, -amount, 1);-ში <text:s/>-amount-ის მაგივრად დადებით amount-ს <text:s/>გადავცემთ.</text:p>
        </text:list-item>
        <text:list-item>
          <text:p text:style-name="P14">Teller_DoTransfer:</text:p>
        </text:list-item>
      </text:list>
      <text:p text:style-name="P15">აქ რამდენიმე შემთხვევაა:</text:p>
      <text:p text:style-name="P18">პირველ რიგში გვჭირდება გავიგოთ <text:span text:style-name="T43">src და dst ერთსა და იმავე branch-ებშია </text:span>თუ არა:</text:p>
      <text:p text:style-name="P41">int sameBranches = !Account_IsSameBranch(srcAccountNum, dstAccountNum);</text:p>
      <text:p text:style-name="P15">1) src და dst ერთსა და იმავე branch-ებშია.</text:p>
      <text:p text:style-name="P17">ამ დროს, ვინაიდან <text:span text:style-name="T44"><text:s/>account-ისგან განსხვავებით </text:span>branch-ის ბალანსი არ იცვლება, <text:span text:style-name="T44">branch-ი</text:span> დალოქვასაც არ საჭიროებს. ვლოქავთ მხოლოდ account-ებს და თან ზრდადობით </text:p>
      <text:p text:style-name="P17"><text:span text:style-name="T45"><text:s/></text:span><text:span text:style-name="T12">if(srcAccount-&gt;accountNumber &lt; dstAccount-&gt;accountNumber) { <text:s text:c="2"/></text:span></text:p>
      <text:p text:style-name="P43"><text:span text:style-name="T45"><text:s text:c="6"/>sem_wait(&amp;(srcAccount-&gt;accLock)); <text:s text:c="23"/></text:span></text:p>
      <text:p text:style-name="P43"><text:span text:style-name="T45"><text:s text:c="6"/>sem_wait(&amp;(dstAccount-&gt;accLock));</text:span></text:p>
      <text:p text:style-name="P43"><text:span text:style-name="T45"><text:s text:c="4"/>} else {</text:span></text:p>
      <text:p text:style-name="P43"><text:span text:style-name="T45"><text:s text:c="6"/>sem_wait(&amp;(dstAccount-&gt;accLock)); <text:s text:c="25"/></text:span></text:p>
      <text:p text:style-name="P43"><text:span text:style-name="T45"><text:s text:c="6"/>sem_wait(&amp;(srcAccount-&gt;accLock));</text:span></text:p>
      <text:p text:style-name="P17"><text:span text:style-name="T45"><text:s text:c="4"/>}</text:span>(<text:span text:style-name="T45">როგორც </text:span>ფილოსოფოსების პრობლემის გადაჭრის ერთ-ერთ გზაშია). დავლოქეთ, ახლა უნდა შევამოწმოთ, ვინც გზავნის, მას გადასაგზავნად საკმარისი თანხა აქვს თუ არა და თუ აქვს, <text:span text:style-name="T44">(თუ არ აქვს </text:span><text:s/>მოვხსნათ ლოქები<text:span text:style-name="T13"> </text:span><text:span text:style-name="T15">(lock-ების მოხსნისას თანმიმდევრობას არ აქვს მნიშვნელობა)</text:span><text:span text:style-name="T46"> და </text:span><text:s/><text:span text:style-name="T46">return ERROR_INSUFFICIENT_FUNDS;) ხოლო თუ აქვს,</text:span><text:span text:style-name="T14"> </text:span><text:s/>გადავურიცხოთ. <text:span text:style-name="T44">ისევ </text:span>მოვხსნათ ლოქები <text:span text:style-name="T46">ნებისმიერი თანმიმდევრობით</text:span> <text:span text:style-name="T44">და return ERROR_SUCCESS;</text:span></text:p>
      <text:p text:style-name="P16">2) <text:s/>src და dst ერთსა და იმავე branch-ებშია. <text:span text:style-name="T44">ეს ნიშნავს account-ისგან განსხვავებით </text:span>branch-ის ბალანსი<text:span text:style-name="T44">ც</text:span> <text:s/>იცვლება, <text:span text:style-name="T44">branch-იც </text:span>საჭიროებს დალოქვას. <text:span text:style-name="T45"><text:s/>ამ შემთხვევაში account-ებისაც და <text:s/>branch-ების დალოქვების მიმდევრობები დამოკიდებულია მხოლოდ branch-ებზე. ჯერ გავიგოთ რომელ branch-ს რა რიცხი შეესაბამება:</text:span></text:p>
      <text:p text:style-name="P42">int srcBranchID, dstBranchID;</text:p>
      <text:p text:style-name="P42">srcBranchID = AccountNum_GetBranchID(srcAccountNum);</text:p>
      <text:p text:style-name="P42">dstBranchID = AccountNum_GetBranchID(dstAccountNum);</text:p>
      <text:p text:style-name="P19"><text:s/><text:span text:style-name="T45">რომელი branch-ის id-იც ნაკლებია, იქიდან ვიწყებთ. </text:span>დავლოქავთ ჯერ <text:s/>account-eბს, <text:s/>შემდეგ branch-ებს:</text:p>
      <text:p text:style-name="P20"><text:s/>if (srcBranchID &lt; dstBranchID) { <text:s text:c="13"/>//მარტო ბრენჩებით ვამოწმებთ</text:p>
      <text:p text:style-name="P20"><text:s text:c="6"/>sem_wait(&amp;(srcAccount-&gt;accLock)); <text:s text:c="11"/></text:p>
      <text:p text:style-name="P20"><text:s text:c="6"/>sem_wait(&amp;(dstAccount-&gt;accLock)); <text:s text:c="8"/></text:p>
      <text:p text:style-name="P20"><text:s text:c="6"/>sem_wait(&amp;(bank-&gt;branches[srcBranchID].branchLock)); <text:s text:c="2"/></text:p>
      <text:p text:style-name="P20"><text:soft-page-break/><text:s text:c="6"/>sem_wait(&amp;(bank-&gt;branches[dstBranchID].branchLock));</text:p>
      <text:p text:style-name="P20"><text:s text:c="4"/>} else {</text:p>
      <text:p text:style-name="P20"><text:s text:c="6"/>sem_wait(&amp;(dstAccount-&gt;accLock));</text:p>
      <text:p text:style-name="P20"><text:s text:c="6"/>sem_wait(&amp;(srcAccount-&gt;accLock));</text:p>
      <text:p text:style-name="P20"><text:s text:c="6"/>sem_wait(&amp;(bank-&gt;branches[dstBranchID].branchLock));</text:p>
      <text:p text:style-name="P20"><text:s text:c="6"/>sem_wait(&amp;(bank-&gt;branches[srcBranchID].branchLock));</text:p>
      <text:p text:style-name="P20"><text:s text:c="4"/>}</text:p>
      <text:p text:style-name="P19"><text:s/>და როგორც წინა შემთხვევაში, შეამოწმებ და თუ გადასარიცხია, გადარიცხავ. <text:span text:style-name="T46">Lock-ებს ჯერ Account- ებს მოხსნი ნებისმიერი თანმიმდევრობით, ხოლო შემდგომ branch-ებსაც მოხსნი ასევე ნებისმიერი თანმიმდევრობით ანუ</text:span> Lock-ებს<text:span text:style-name="T46">ის მოხსნისას if და else-ის დაწერა აღარ გვჭირდება.</text:span></text:p>
      <text:p text:style-name="P19"/>
      <text:p text:style-name="P22">კიდევ ერთხელ, ლოქების დადება მთელ კოდში უფრო ცოტაჯერაა, ვიდრე მოხსნა, იმიტომ რომ ყველა return-ის წინ გჭირდება თუ რამე და-lock-ილი გქონდა გაათავისუფლო. არ დაგავიწყდეს ყურადღების მიქცევა. </text:p>
      <text:p text:style-name="P22">Report კლასში კი lock-ის მოხსნის გარდა int-ებსაც საწყისი მნიშვნელობები რომ უნდა დაუბრუნო თითოეული return-ის წინ, არც ეგ დაგავიწყდეს.</text:p>
      <text:p text:style-name="P22"/>
      <text:p text:style-name="P21">თუ მთავარი იდეა ანუ ის, თუ რა პრობლემები ჩნდება ბევრი thread-ის მუშაობისას, გასაგებია, დაწერა ეკვე ბევრნაირად შეგიძლია. რეპორტ კლასისთვის რომ სემაფორა გაქვს, რომელსაც თითოეული ვორქერი ამცირებს და შენ იმდენით ზრდი, რამდენი ვორქერიც გყავს, მაგის მოგვარება მუტექსების მასივითაც შეიძლება. მაგ მასივში გაიჭედებიან და მასივის გადაყოლით გაუშვებს ის ბოლო ყველას. ბოლოს საპოვნელად ცალკე ინტი ზარდონ ატომურად, მოვედიო და იმასაც გაიგებ ბოლო ვინაა. ან ზევით როგორც ვთქვი, int workerNum-ი რომ გადმოგეცემა, შეხედო რომელი ვორქერია მოსული და ერთი ფავორიტი გყავდეს, რომელსაც დურეპორტს გააკეთებინებ... ექაუნთის და ბრენჩის სემაფორებიც იგივე მუტექსებია... </text:p>
      <text:p text:style-name="P21">წარმატებები! ^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3T08:03:54.382616344</meta:creation-date>
    <dc:date>2015-11-23T17:09:56.288245366</dc:date>
    <meta:editing-duration>PT2H43M22S</meta:editing-duration>
    <meta:editing-cycles>4</meta:editing-cycles>
    <meta:generator>LibreOffice/4.2.4.2$Linux_x86 LibreOffice_project/420m0$Build-2</meta:generator>
    <meta:document-statistic meta:table-count="0" meta:image-count="0" meta:object-count="0" meta:page-count="6" meta:paragraph-count="124" meta:word-count="1373" meta:character-count="12208" meta:non-whitespace-character-count="10718"/>
  </office:meta>
</office:document-meta>
</file>